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Základnítext" style:family="paragraph"/>
    <style:style style:name="T20" style:parent-style-name="Standardnípísmoodstavce" style:family="text">
      <style:text-properties fo:font-weight="bold" style:font-weight-asian="bold"/>
    </style:style>
    <style:style style:name="P21" style:parent-style-name="Základnítext" style:family="paragraph"/>
    <style:style style:name="T22" style:parent-style-name="Standardnípísmoodstavce" style:family="text">
      <style:text-properties fo:font-weight="bold" style:font-weight-asian="bold"/>
    </style:style>
    <style:style style:name="P23" style:parent-style-name="podpis" style:family="paragraph">
      <style:paragraph-properties fo:text-align="start" fo:margin-left="0in">
        <style:tab-stops/>
      </style:paragraph-properties>
    </style:style>
    <style:style style:name="P24" style:parent-style-name="Nadpis1" style:family="paragraph">
      <style:paragraph-properties fo:margin-bottom="0in" fo:line-height="100%"/>
    </style:style>
    <style:style style:name="P25" style:parent-style-name="Odstavecseseznamem" style:family="paragraph"/>
    <style:style style:name="P26" style:parent-style-name="Odstavecseseznamem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6/2022<text:bookmark-end text:name="Text14"/></text:p>
            <text:p text:style-name="Normální">KVOP-21758/2022<text:bookmark-end text:name="Text2"/></text:p>
            <text:p text:style-name="Normální"><text:bookmark-start text:name="Text6"/>21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J<text:bookmark-end text:name="Text9"/>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<text:s/>informace podle zákona č. 106/1999 Sb., o svobodném přístupu k informacím, ve znění pozdějších předpisů</text:h>
      <text:p text:style-name="Základnítext">Vážený pane M.,</text:p>
      <text:p text:style-name="Základnítext">dne 16. března 2022 byla do Kanceláře veřejného ochránce práv doručena Vaše žádost podle zákona o svobodném přístupu k informacím. Odkazujete zde na zprávy ze serveru Romea a ČT 24.</text:p>
      <text:p text:style-name="Základnítext">Na základě toho<text:s/><text:span text:style-name="T18">žádáte o zaslání následujících informací:</text:span></text:p>
      <text:list text:style-name="LFO3_1" text:continue-numbering="true">
        <text:list-item>
          <text:p text:style-name="P19"><text:span text:style-name="T20">dopis Evropské komise (EK)</text:span>, který byl adresován veřejnému ochránci práv a ve kterém se EK věnuje působení Stanislava Křečka jako orgánu pro rovné zacházení podle antidiskriminačních směrnic EU v tom smyslu, že zmiňuje jeho výroky na adresu romské menšiny a žádá o vysvětlení poklesu podnětů s námitkou diskriminace z důvodu etnického (romského) původu,</text:p>
        </text:list-item>
        <text:list-item>
          <text:p text:style-name="P21"><text:span text:style-name="T22">odpověď Stanislava Křečka</text:span><text:s/>na dopis EK uvedený pod bodem č. 1.</text:p>
        </text:list-item>
      </text:list>
      <text:p text:style-name="Základnítext">K Vaší žádosti<text:s/><text:span text:style-name="Silné">poskytuji následující informace</text:span>:</text:p>
      <text:p text:style-name="Základnítext">K bodu č. 1 a 2</text:p>
      <text:p text:style-name="Základnítext">Oba požadované materiály Vám posílám v příloze.</text:p>
      <text:p text:style-name="Základnítext">S pozdravem</text:p>
      <text:p text:style-name="P23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h text:style-name="P24" text:outline-level="1">Přílohy</text:h>
      <text:list text:style-name="LFO4" text:continue-numbering="true">
        <text:list-item>
          <text:p text:style-name="P25">dopis<text:s/>Evropské komise ze dne</text:p>
        </text:list-item>
        <text:list-item>
          <text:p text:style-name="P26">odpověď veřejného ochránce práv Evropské komisi ze dne</text:p>
        </text:list-item>
      </text:list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="Calibri" style:font-name-asian="Times New Roman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DD9A*</text:span></text:p>
        <text:p text:style-name="P12"><text:span text:style-name="T13">KVOPX00CDD9A</text:span>KVOPX00CDD9A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03-21T08:51:00Z</meta:creation-date>
    <dc:date>2022-03-21T08:52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79" meta:character-count="1238" meta:row-count="8" meta:non-whitespace-character-count="1061"/>
  </office:meta>
</office:document-meta>
</file>